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ptop GPU</text:p>
          </table:table-cell>
          <table:table-cell office:value-type="string">
            <text:p>Gaming GPU</text:p>
          </table:table-cell>
          <table:table-cell table:number-columns-repeated="4"/>
        </table:table-row>
        <table:table-row table:style-name="ro1">
          <table:table-cell office:value-type="string">
            <text:p>GPU Speedup</text:p>
          </table:table-cell>
          <table:table-cell office:value-type="float" office:value="20.1">
            <text:p>20.1</text:p>
          </table:table-cell>
          <table:table-cell office:value-type="float" office:value="177.3">
            <text:p>177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 core</text:p>
          </table:table-cell>
          <table:table-cell office:value-type="string">
            <text:p>2 cores</text:p>
          </table:table-cell>
          <table:table-cell office:value-type="string">
            <text:p>4 cores</text:p>
          </table:table-cell>
          <table:table-cell office:value-type="string">
            <text:p>8 cores</text:p>
          </table:table-cell>
          <table:table-cell office:value-type="string">
            <text:p>16 cores</text:p>
          </table:table-cell>
          <table:table-cell office:value-type="string">
            <text:p>32 cores</text:p>
          </table:table-cell>
        </table:table-row>
        <table:table-row table:style-name="ro1">
          <table:table-cell office:value-type="string">
            <text:p>CPU Speedup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 office:value-type="float" office:value="4.9">
            <text:p>4.9</text:p>
          </table:table-cell>
          <table:table-cell office:value-type="float" office:value="6.6">
            <text:p>6.6</text:p>
          </table:table-cell>
          <table:table-cell office:value-type="float" office:value="7.6">
            <text:p>7.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>
            <draw:frame table:end-cell-address="Sheet1.D27" table:end-x="0.6831in" table:end-y="0.1146in" draw:z-index="0" draw:style-name="gr1" svg:width="3.1441in" svg:height="2.7504in" svg:x="0.2059in" svg:y="0.0209in">
              <draw:object draw:notify-on-update-of-ranges="Sheet1.A2:Sheet1.A2 Sheet1.B2:Sheet1.C2 Sheet1.A3:Sheet1.A3 Sheet1.B3:Sheet1.C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I27" table:end-x="0.7591in" table:end-y="0.1772in" draw:z-index="1" draw:style-name="gr1" svg:width="3.1441in" svg:height="2.7504in" svg:x="0.2823in" svg:y="0.0835in">
              <draw:object draw:notify-on-update-of-ranges="Sheet1.A5:Sheet1.A5 Sheet1.B5:Sheet1.G5 Sheet1.A6:Sheet1.A6 Sheet1.B6:Sheet1.G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22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08-22T21:31:23</meta:creation-date>
    <dc:date>2012-08-22T22:08:33</dc:date>
    <dc:creator>coancea </dc:creator>
    <meta:editing-duration>PT00H07M48S</meta:editing-duration>
    <meta:editing-cycles>1</meta:editing-cycles>
    <meta:document-statistic meta:table-count="3" meta:cell-count="20" meta:object-count="2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-0.042cm" svg:y="0.14cm" chart:style-name="ch2">
          <text:p>GPU Speedup for Crank-Nicolson Solver</text:p>
        </chart:title>
        <chart:subtitle svg:x="2.141cm" svg:y="0.782cm" chart:style-name="ch3">
          <text:p>HIGHER IS BETTER</text:p>
        </chart:subtitle>
        <chart:legend chart:legend-position="end" svg:x="6.04cm" svg:y="3.052cm" chart:style-name="ch4"/>
        <chart:plot-area chart:style-name="ch5" table:cell-range-address="Sheet1.A2:Sheet1.C3" chart:data-source-has-labels="both" svg:x="0.117cm" svg:y="1.372cm" svg:width="5.765cm" svg:height="5.399cm">
          <chart:axis chart:dimension="x" chart:name="primary-x" chart:style-name="ch6">
            <chart:title svg:x="2.385cm" svg:y="6.338cm" chart:style-name="ch7">
              <text:p>Laptop Type</text:p>
            </chart:title>
            <chart:categories table:cell-range-address="Sheet1.B2:Sheet1.C2"/>
          </chart:axis>
          <chart:axis chart:dimension="y" chart:name="primary-y" chart:style-name="ch8">
            <chart:title svg:x="0.16cm" svg:y="6.272cm" chart:style-name="ch9">
              <text:p>Speedup vs 1-core CPU execution</text:p>
            </chart:title>
            <chart:grid chart:style-name="ch10" chart:class="major"/>
          </chart:axis>
          <chart:series chart:style-name="ch11" chart:values-cell-range-address="Sheet1.B3:Sheet1.C3" chart:label-cell-address="Sheet1.A3:Sheet1.A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C2">Laptop GPU</text:p>
              </table:table-cell>
              <table:table-cell office:value-type="string">
                <text:p>Gaming GPU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GPU Speedup</text:p>
              </table:table-cell>
              <table:table-cell office:value-type="float" office:value="20.1">
                <text:p text:id="Sheet1.B3:Sheet1.C3">20.1</text:p>
              </table:table-cell>
              <table:table-cell office:value-type="float" office:value="177.3">
                <text:p>17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-0.095cm" svg:y="0.14cm" chart:style-name="ch2">
          <text:p>CPU Speedup for Crank-Nicolson Solver.</text:p>
        </chart:title>
        <chart:subtitle svg:x="2.141cm" svg:y="0.782cm" chart:style-name="ch3">
          <text:p>HIGHER IS BETTER</text:p>
        </chart:subtitle>
        <chart:legend chart:legend-position="end" svg:x="6.04cm" svg:y="3.052cm" chart:style-name="ch4"/>
        <chart:plot-area chart:style-name="ch5" table:cell-range-address="Sheet1.A5:Sheet1.G6" chart:data-source-has-labels="both" svg:x="0.117cm" svg:y="1.372cm" svg:width="5.765cm" svg:height="5.399cm">
          <chart:axis chart:dimension="x" chart:name="primary-x" chart:style-name="ch6">
            <chart:title svg:x="1.75cm" svg:y="6.338cm" chart:style-name="ch7">
              <text:p>Number of multicores</text:p>
            </chart:title>
            <chart:categories table:cell-range-address="Sheet1.B5:Sheet1.G5"/>
          </chart:axis>
          <chart:axis chart:dimension="y" chart:name="primary-y" chart:style-name="ch8">
            <chart:title svg:x="0.16cm" svg:y="6.272cm" chart:style-name="ch9">
              <text:p>Speedup vs 1-core CPU execution</text:p>
            </chart:title>
            <chart:grid chart:style-name="ch10" chart:class="major"/>
          </chart:axis>
          <chart:series chart:style-name="ch11" chart:values-cell-range-address="Sheet1.B6:Sheet1.G6" chart:label-cell-address="Sheet1.A6:Sheet1.A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:Sheet1.G5">1 core</text:p>
              </table:table-cell>
              <table:table-cell office:value-type="string">
                <text:p>2 cores</text:p>
              </table:table-cell>
              <table:table-cell office:value-type="string">
                <text:p>4 cores</text:p>
              </table:table-cell>
              <table:table-cell office:value-type="string">
                <text:p>8 cores</text:p>
              </table:table-cell>
              <table:table-cell office:value-type="string">
                <text:p>16 cores</text:p>
              </table:table-cell>
              <table:table-cell office:value-type="string">
                <text:p>32 cores</text:p>
              </table:table-cell>
            </table:table-row>
          </table:table-header-rows>
          <table:table-rows>
            <table:table-row>
              <table:table-cell office:value-type="string">
                <text:p text:id="Sheet1.A6:Sheet1.A6">CPU Speedup</text:p>
              </table:table-cell>
              <table:table-cell office:value-type="float" office:value="1">
                <text:p text:id="Sheet1.B6:Sheet1.G6">1</text:p>
              </table:table-cell>
              <table:table-cell office:value-type="float" office:value="1.9">
                <text:p>1.9</text:p>
              </table:table-cell>
              <table:table-cell office:value-type="float" office:value="3.3">
                <text:p>3.3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  <table:table-cell office:value-type="float" office:value="7.6">
                <text:p>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